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el" svg:font-family="ariel"/>
    <style:font-face style:name="cascadia code" svg:font-family="'cascadia code', 'Droid Sans Mono', monospace, monospace"/>
  </office:font-face-decls>
  <office:automatic-styles>
    <style:style style:name="P1" style:family="paragraph" style:parent-style-name="Standard">
      <style:text-properties style:font-name="ariel" officeooo:rsid="0004f16b" officeooo:paragraph-rsid="0004f16b"/>
    </style:style>
    <style:style style:name="P2" style:family="paragraph" style:parent-style-name="Standard">
      <style:text-properties style:font-name="ariel" officeooo:rsid="0004f16b" officeooo:paragraph-rsid="00088015"/>
    </style:style>
    <style:style style:name="P3" style:family="paragraph" style:parent-style-name="Standard">
      <style:text-properties style:font-name="ariel" fo:font-size="18pt" officeooo:rsid="0004f16b" officeooo:paragraph-rsid="0004f16b" style:font-size-asian="18pt" style:font-size-complex="18pt"/>
    </style:style>
    <style:style style:name="P4" style:family="paragraph" style:parent-style-name="Standard">
      <style:text-properties style:font-name="ariel" fo:font-size="11pt" officeooo:rsid="0004f16b" officeooo:paragraph-rsid="00088015" style:font-size-asian="11pt" style:font-size-complex="11pt"/>
    </style:style>
    <style:style style:name="P5" style:family="paragraph" style:parent-style-name="Standard">
      <style:text-properties fo:color="#c9211e" loext:opacity="100%" style:font-name="ariel" officeooo:rsid="0004f16b" officeooo:paragraph-rsid="0004f16b"/>
    </style:style>
    <style:style style:name="P6" style:family="paragraph" style:parent-style-name="Standard">
      <style:paragraph-properties style:line-height-at-least="0.476cm"/>
      <style:text-properties fo:color="#c9211e" loext:opacity="100%" style:font-name="ariel" officeooo:rsid="0004f16b" officeooo:paragraph-rsid="00125eaf" fo:background-color="#ffffff"/>
    </style:style>
    <style:style style:name="P7" style:family="paragraph" style:parent-style-name="Standard">
      <style:paragraph-properties style:line-height-at-least="0.476cm"/>
      <style:text-properties fo:color="#c9211e" loext:opacity="100%" style:font-name="ariel" officeooo:rsid="0004f16b" officeooo:paragraph-rsid="001ca5df" fo:background-color="#ffffff"/>
    </style:style>
    <style:style style:name="P8" style:family="paragraph" style:parent-style-name="Standard">
      <style:paragraph-properties style:line-height-at-least="0.476cm"/>
      <style:text-properties fo:color="#c9211e" loext:opacity="100%" style:font-name="ariel" officeooo:rsid="0004f16b" officeooo:paragraph-rsid="002af2a4" fo:background-color="#ffffff"/>
    </style:style>
    <style:style style:name="P9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fo:background-color="#1f1f1f"/>
    </style:style>
    <style:style style:name="P10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officeooo:rsid="000d682f" officeooo:paragraph-rsid="00261fe8" fo:background-color="#1f1f1f"/>
    </style:style>
    <style:style style:name="P11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officeooo:rsid="0004f16b" officeooo:paragraph-rsid="000afb44" fo:background-color="#111111"/>
    </style:style>
    <style:style style:name="P12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fo:background-color="#111111"/>
    </style:style>
    <style:style style:name="P13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fo:background-color="#1f1f1f" style:font-size-asian="12pt" style:font-size-complex="12pt"/>
    </style:style>
    <style:style style:name="P14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paragraph-rsid="00271f6b" fo:background-color="#1f1f1f" style:font-size-asian="12pt" style:font-size-complex="12pt"/>
    </style:style>
    <style:style style:name="P15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paragraph-rsid="0027ec09" fo:background-color="#1f1f1f" style:font-size-asian="12pt" style:font-size-complex="12pt"/>
    </style:style>
    <style:style style:name="P16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rsid="000d682f" officeooo:paragraph-rsid="0027ec09" fo:background-color="#1f1f1f" style:font-size-asian="12pt" style:font-size-complex="12pt"/>
    </style:style>
    <style:style style:name="P17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rsid="000d682f" officeooo:paragraph-rsid="0029ddfa" fo:background-color="#1f1f1f" style:font-size-asian="12pt" style:font-size-complex="12pt"/>
    </style:style>
    <style:style style:name="P18" style:family="paragraph" style:parent-style-name="Standard">
      <style:paragraph-properties style:line-height-at-least="0.476cm"/>
      <style:text-properties fo:color="#cccccc" loext:opacity="100%" style:font-name="cascadia code" fo:font-size="11pt" fo:font-weight="normal" fo:background-color="#1f1f1f" style:font-size-asian="11pt" style:font-size-complex="11pt"/>
    </style:style>
    <style:style style:name="P19" style:family="paragraph" style:parent-style-name="Standard">
      <style:paragraph-properties style:line-height-at-least="0.476cm"/>
      <style:text-properties fo:color="#cccccc" loext:opacity="100%" style:font-name="cascadia code" fo:font-size="11pt" fo:font-weight="normal" officeooo:rsid="0004f16b" officeooo:paragraph-rsid="000afb44" fo:background-color="#111111" style:font-size-asian="11pt" style:font-size-complex="11pt"/>
    </style:style>
    <style:style style:name="P20" style:family="paragraph" style:parent-style-name="Standard">
      <style:paragraph-properties style:line-height-at-least="0.476cm"/>
      <style:text-properties fo:color="#cccccc" loext:opacity="100%" style:font-name="cascadia code" fo:font-size="11pt" fo:font-weight="normal" officeooo:rsid="0004f16b" officeooo:paragraph-rsid="00088015" fo:background-color="#111111" style:font-size-asian="11pt" style:font-size-complex="11pt"/>
    </style:style>
    <style:style style:name="P21" style:family="paragraph" style:parent-style-name="Standard">
      <style:paragraph-properties style:line-height-at-least="0.476cm"/>
      <style:text-properties fo:color="#cccccc" loext:opacity="100%" style:font-name="cascadia code" fo:font-size="11pt" fo:font-weight="normal" officeooo:paragraph-rsid="000afb44" fo:background-color="#111111" style:font-size-asian="11pt" style:font-size-complex="11pt"/>
    </style:style>
    <style:style style:name="P22" style:family="paragraph" style:parent-style-name="Standard">
      <style:paragraph-properties style:line-height-at-least="0.476cm"/>
      <style:text-properties fo:color="#cccccc" loext:opacity="100%" style:font-name="cascadia code" fo:font-size="11pt" fo:font-weight="normal" fo:background-color="#111111" style:font-size-asian="11pt" style:font-size-complex="11pt"/>
    </style:style>
    <style:style style:name="P23" style:family="paragraph" style:parent-style-name="Standard">
      <style:text-properties fo:color="#ffffff" loext:opacity="100%" style:font-name="cascadia code" fo:font-size="11pt" fo:font-style="normal" fo:font-weight="normal" officeooo:rsid="0004f16b" officeooo:paragraph-rsid="0004f16b" fo:background-color="#000000" style:font-size-asian="11pt" style:font-style-asian="normal" style:font-size-complex="11pt" style:font-style-complex="normal"/>
    </style:style>
    <style:style style:name="P24" style:family="paragraph" style:parent-style-name="Standard">
      <style:paragraph-properties style:line-height-at-least="0.476cm"/>
      <style:text-properties fo:color="#ffffff" loext:opacity="100%" style:font-name="cascadia code" fo:font-size="11pt" fo:font-style="normal" fo:font-weight="normal" fo:background-color="#000000" style:font-size-asian="11pt" style:font-style-asian="normal" style:font-size-complex="11pt" style:font-style-complex="normal"/>
    </style:style>
    <style:style style:name="P25" style:family="paragraph" style:parent-style-name="Standard">
      <style:paragraph-properties style:line-height-at-least="0.476cm"/>
      <style:text-properties fo:color="#ffffff" loext:opacity="100%" style:font-name="cascadia code" fo:font-size="11pt" fo:font-weight="normal" officeooo:rsid="00088015" fo:background-color="#000000" style:font-size-asian="11pt" style:font-size-complex="11pt"/>
    </style:style>
    <style:style style:name="P26" style:family="paragraph" style:parent-style-name="Standard">
      <style:paragraph-properties style:line-height-at-least="0.476cm"/>
      <style:text-properties fo:color="#ffffff" loext:opacity="100%" style:font-name="ariel" officeooo:rsid="0004f16b" officeooo:paragraph-rsid="00088015" fo:background-color="#000000"/>
    </style:style>
    <style:style style:name="P27" style:family="paragraph" style:parent-style-name="Standard">
      <style:paragraph-properties style:line-height-at-least="0.476cm"/>
      <style:text-properties fo:color="#ffffff" loext:opacity="100%" style:font-name="ariel" officeooo:rsid="0004f16b" officeooo:paragraph-rsid="000afb44" fo:background-color="#000000"/>
    </style:style>
    <style:style style:name="P28" style:family="paragraph" style:parent-style-name="Standard">
      <style:paragraph-properties style:line-height-at-least="0.476cm"/>
      <style:text-properties fo:color="#ffffff" loext:opacity="100%" fo:font-size="11pt" fo:font-style="normal" fo:background-color="#000000" style:font-size-asian="11pt" style:font-style-asian="normal" style:font-size-complex="11pt" style:font-style-complex="normal"/>
    </style:style>
    <style:style style:name="P29" style:family="paragraph" style:parent-style-name="Standard">
      <style:paragraph-properties style:line-height-at-least="0.476cm"/>
      <style:text-properties fo:color="#000000" loext:opacity="100%" style:font-name="ariel" officeooo:rsid="0004f16b" officeooo:paragraph-rsid="000c0d49" fo:background-color="#ffffff"/>
    </style:style>
    <style:style style:name="P30" style:family="paragraph" style:parent-style-name="Standard">
      <style:paragraph-properties style:line-height-at-least="0.476cm"/>
      <style:text-properties fo:color="#000000" loext:opacity="100%" style:font-name="ariel" officeooo:rsid="0004f16b" officeooo:paragraph-rsid="000ed27a" fo:background-color="#ffffff"/>
    </style:style>
    <style:style style:name="P31" style:family="paragraph" style:parent-style-name="Standard">
      <style:paragraph-properties style:line-height-at-least="0.476cm"/>
      <style:text-properties fo:color="#000000" loext:opacity="100%" style:font-name="ariel" officeooo:rsid="000ce5e2" officeooo:paragraph-rsid="000ce5e2" fo:background-color="#ffffff"/>
    </style:style>
    <style:style style:name="P32" style:family="paragraph" style:parent-style-name="Standard">
      <style:paragraph-properties style:line-height-at-least="0.476cm"/>
      <style:text-properties fo:color="#000000" loext:opacity="100%" style:font-name="ariel" officeooo:rsid="000ce5e2" officeooo:paragraph-rsid="000ed27a" fo:background-color="#ffffff"/>
    </style:style>
    <style:style style:name="P33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0d682f" fo:background-color="#ffffff"/>
    </style:style>
    <style:style style:name="P34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0ed27a" fo:background-color="#ffffff"/>
    </style:style>
    <style:style style:name="P35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125eaf" fo:background-color="#ffffff"/>
    </style:style>
    <style:style style:name="P36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12dcb0" fo:background-color="#ffffff"/>
    </style:style>
    <style:style style:name="P37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1ca5df" fo:background-color="#ffffff"/>
    </style:style>
    <style:style style:name="P38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24d84b" fo:background-color="#ffffff"/>
    </style:style>
    <style:style style:name="P39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2af2a4" fo:background-color="#ffffff"/>
    </style:style>
    <style:style style:name="P40" style:family="paragraph" style:parent-style-name="Standard">
      <style:paragraph-properties style:line-height-at-least="0.476cm"/>
      <style:text-properties fo:color="#000000" loext:opacity="100%" style:font-name="ariel" officeooo:paragraph-rsid="0012dcb0" fo:background-color="#ffffff"/>
    </style:style>
    <style:style style:name="P41" style:family="paragraph" style:parent-style-name="Standard">
      <style:paragraph-properties style:line-height-at-least="0.476cm"/>
      <style:text-properties fo:color="#000000" loext:opacity="100%" style:font-name="ariel" fo:font-size="11pt" officeooo:rsid="0004f16b" officeooo:paragraph-rsid="000afb44" fo:background-color="#ffffff" style:font-size-asian="11pt" style:font-size-complex="11pt"/>
    </style:style>
    <style:style style:name="P42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27ec09" fo:background-color="#ffffff" style:font-size-asian="12pt" style:font-size-complex="12pt"/>
    </style:style>
    <style:style style:name="P43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29ddfa" fo:background-color="#ffffff" style:font-size-asian="12pt" style:font-size-complex="12pt"/>
    </style:style>
    <style:style style:name="P44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2a3edf" fo:background-color="#ffffff" style:font-size-asian="12pt" style:font-size-complex="12pt"/>
    </style:style>
    <style:style style:name="P45" style:family="paragraph" style:parent-style-name="Standard">
      <style:paragraph-properties style:line-height-at-least="0.476cm"/>
      <style:text-properties fo:font-size="12pt" officeooo:paragraph-rsid="0027ec09" style:font-size-asian="12pt" style:font-size-complex="12pt"/>
    </style:style>
    <style:style style:name="P46" style:family="paragraph" style:parent-style-name="Standard">
      <style:paragraph-properties style:line-height-at-least="0.476cm"/>
      <style:text-properties fo:font-size="11pt" style:font-size-asian="11pt" style:font-size-complex="11pt"/>
    </style:style>
    <style:style style:name="P47" style:family="paragraph" style:parent-style-name="Standard">
      <style:paragraph-properties style:line-height-at-least="0.476cm"/>
      <style:text-properties fo:font-size="11pt" officeooo:paragraph-rsid="000afb44" fo:background-color="#111111" style:font-size-asian="11pt" style:font-size-complex="11pt"/>
    </style:style>
    <style:style style:name="P48" style:family="paragraph" style:parent-style-name="Standard">
      <style:paragraph-properties style:line-height-at-least="0.476cm"/>
      <style:text-properties fo:font-size="11pt" fo:background-color="#111111" style:font-size-asian="11pt" style:font-size-complex="11pt"/>
    </style:style>
    <style:style style:name="P49" style:family="paragraph" style:parent-style-name="Standard">
      <style:paragraph-properties style:line-height-at-least="0.476cm"/>
      <style:text-properties fo:color="#6a9955" loext:opacity="100%" style:font-name="cascadia code" fo:font-size="12pt" fo:font-weight="normal" officeooo:paragraph-rsid="0027ec09" fo:background-color="#1f1f1f" style:font-size-asian="12pt" style:font-size-complex="12pt"/>
    </style:style>
    <style:style style:name="P50" style:family="paragraph" style:parent-style-name="Standard">
      <style:paragraph-properties style:line-height-at-least="0.476cm"/>
      <style:text-properties fo:color="#ffffff" loext:opacity="100%" style:font-name="ariel" fo:font-size="9.75pt" fo:font-weight="normal" officeooo:rsid="0004f16b" officeooo:paragraph-rsid="00088015" fo:background-color="#000000"/>
    </style:style>
    <style:style style:name="P51" style:family="paragraph" style:parent-style-name="Standard">
      <style:paragraph-properties style:line-height-at-least="0.476cm"/>
      <style:text-properties fo:color="#ffffff" loext:opacity="100%" style:font-name="ariel" fo:font-size="9.75pt" fo:font-weight="normal" officeooo:rsid="00088015" officeooo:paragraph-rsid="00088015" fo:background-color="#000000"/>
    </style:style>
    <style:style style:name="P52" style:family="paragraph" style:parent-style-name="Standard">
      <style:paragraph-properties style:line-height-at-least="0.476cm"/>
      <style:text-properties fo:color="#000000" loext:opacity="100%" style:font-name="ariel" officeooo:rsid="000ce5e2" officeooo:paragraph-rsid="000ce5e2" fo:background-color="#ffffff"/>
    </style:style>
    <style:style style:name="P53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2af2a4" fo:background-color="#ffffff"/>
    </style:style>
    <style:style style:name="P54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2f146c" fo:background-color="#ffffff"/>
    </style:style>
    <style:style style:name="P55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30d098" fo:background-color="#ffffff"/>
    </style:style>
    <style:style style:name="P56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34cd54" fo:background-color="#ffffff"/>
    </style:style>
    <style:style style:name="P57" style:family="paragraph" style:parent-style-name="Standard">
      <style:paragraph-properties style:line-height-at-least="0.476cm"/>
      <style:text-properties fo:color="#000000" loext:opacity="100%" style:font-name="ariel" officeooo:rsid="000d682f" officeooo:paragraph-rsid="00382711" fo:background-color="#ffffff"/>
    </style:style>
    <style:style style:name="P58" style:family="paragraph" style:parent-style-name="Standard">
      <style:paragraph-properties style:line-height-at-least="0.476cm"/>
      <style:text-properties fo:color="#000000" loext:opacity="100%" style:font-name="ariel" officeooo:rsid="0030d098" officeooo:paragraph-rsid="0030d098" fo:background-color="#ffffff"/>
    </style:style>
    <style:style style:name="P59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2a3edf" fo:background-color="#ffffff" style:font-size-asian="12pt" style:font-size-complex="12pt"/>
    </style:style>
    <style:style style:name="P60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382711" fo:background-color="#ffffff" style:font-size-asian="12pt" style:font-size-complex="12pt"/>
    </style:style>
    <style:style style:name="P61" style:family="paragraph" style:parent-style-name="Standard">
      <style:paragraph-properties style:line-height-at-least="0.476cm"/>
      <style:text-properties fo:color="#000000" loext:opacity="100%" style:font-name="ariel" fo:font-size="12pt" fo:font-weight="normal" officeooo:rsid="000d682f" officeooo:paragraph-rsid="00389682" fo:background-color="#ffffff" style:font-size-asian="12pt" style:font-size-complex="12pt"/>
    </style:style>
    <style:style style:name="P62" style:family="paragraph" style:parent-style-name="Standard">
      <style:paragraph-properties style:line-height-at-least="0.476cm"/>
      <style:text-properties fo:color="#ff0000" loext:opacity="100%" style:font-name="ariel" officeooo:rsid="0030d098" officeooo:paragraph-rsid="0030d098" fo:background-color="#ffffff"/>
    </style:style>
    <style:style style:name="P63" style:family="paragraph" style:parent-style-name="Standard">
      <style:paragraph-properties style:line-height-at-least="0.476cm"/>
      <style:text-properties fo:color="#c9211e" loext:opacity="100%" style:font-name="ariel" officeooo:rsid="0004f16b" officeooo:paragraph-rsid="00382711" fo:background-color="#ffffff"/>
    </style:style>
    <style:style style:name="P64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fo:background-color="#1f1f1f"/>
    </style:style>
    <style:style style:name="P65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officeooo:paragraph-rsid="00389682" fo:background-color="#1f1f1f"/>
    </style:style>
    <style:style style:name="P66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officeooo:rsid="000d682f" officeooo:paragraph-rsid="00389682" fo:background-color="#1f1f1f" style:font-size-asian="12pt" style:font-size-complex="12pt"/>
    </style:style>
    <style:style style:name="P67" style:family="paragraph" style:parent-style-name="Standard">
      <style:paragraph-properties style:line-height-at-least="0.476cm"/>
      <style:text-properties fo:color="#cccccc" loext:opacity="100%" style:font-name="cascadia code" fo:font-size="9.75pt" fo:font-weight="normal" officeooo:rsid="000d682f" officeooo:paragraph-rsid="00382711" fo:background-color="#1f1f1f" style:font-size-asian="12pt" style:font-size-complex="12pt"/>
    </style:style>
    <style:style style:name="P68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fo:background-color="#1f1f1f" style:font-size-asian="12pt" style:font-size-complex="12pt"/>
    </style:style>
    <style:style style:name="P69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rsid="000d682f" officeooo:paragraph-rsid="00389682" fo:background-color="#1f1f1f" style:font-size-asian="12pt" style:font-size-complex="12pt"/>
    </style:style>
    <style:style style:name="P70" style:family="paragraph" style:parent-style-name="Standard">
      <style:paragraph-properties style:line-height-at-least="0.476cm"/>
      <style:text-properties fo:color="#cccccc" loext:opacity="100%" style:font-name="cascadia code" fo:font-size="12pt" fo:font-weight="normal" officeooo:rsid="000d682f" officeooo:paragraph-rsid="00382711" fo:background-color="#1f1f1f" style:font-size-asian="12pt" style:font-size-complex="12pt"/>
    </style:style>
    <style:style style:name="T1" style:family="text">
      <style:text-properties fo:color="#569cd6" loext:opacity="100%"/>
    </style:style>
    <style:style style:name="T2" style:family="text">
      <style:text-properties fo:color="#4fc1ff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officeooo:rsid="00088015"/>
    </style:style>
    <style:style style:name="T9" style:family="text">
      <style:text-properties fo:color="#c586c0" loext:opacity="100%"/>
    </style:style>
    <style:style style:name="T10" style:family="text">
      <style:text-properties officeooo:rsid="000afb44"/>
    </style:style>
    <style:style style:name="T11" style:family="text">
      <style:text-properties officeooo:rsid="000be10e"/>
    </style:style>
    <style:style style:name="T12" style:family="text">
      <style:text-properties officeooo:rsid="000c0d49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0ce5e2"/>
    </style:style>
    <style:style style:name="T15" style:family="text">
      <style:text-properties officeooo:rsid="000d7b35"/>
    </style:style>
    <style:style style:name="T16" style:family="text">
      <style:text-properties officeooo:rsid="000ed27a"/>
    </style:style>
    <style:style style:name="T17" style:family="text">
      <style:text-properties officeooo:rsid="00125eaf"/>
    </style:style>
    <style:style style:name="T18" style:family="text">
      <style:text-properties officeooo:rsid="0012dcb0"/>
    </style:style>
    <style:style style:name="T19" style:family="text">
      <style:text-properties officeooo:rsid="0015e100"/>
    </style:style>
    <style:style style:name="T20" style:family="text">
      <style:text-properties officeooo:rsid="00195097"/>
    </style:style>
    <style:style style:name="T21" style:family="text">
      <style:text-properties officeooo:rsid="001ca5df"/>
    </style:style>
    <style:style style:name="T22" style:family="text">
      <style:text-properties officeooo:rsid="00218f02"/>
    </style:style>
    <style:style style:name="T23" style:family="text">
      <style:text-properties officeooo:rsid="00237ab0"/>
    </style:style>
    <style:style style:name="T24" style:family="text">
      <style:text-properties officeooo:rsid="0023d35b"/>
    </style:style>
    <style:style style:name="T25" style:family="text">
      <style:text-properties officeooo:rsid="0024d84b"/>
    </style:style>
    <style:style style:name="T26" style:family="text">
      <style:text-properties fo:color="#808080" loext:opacity="100%"/>
    </style:style>
    <style:style style:name="T27" style:family="text">
      <style:text-properties officeooo:rsid="00271f6b"/>
    </style:style>
    <style:style style:name="T28" style:family="text">
      <style:text-properties officeooo:rsid="0027ec09"/>
    </style:style>
    <style:style style:name="T29" style:family="text">
      <style:text-properties officeooo:rsid="0029ddfa"/>
    </style:style>
    <style:style style:name="T30" style:family="text">
      <style:text-properties fo:color="#c8c8c8" loext:opacity="100%"/>
    </style:style>
    <style:style style:name="T31" style:family="text">
      <style:text-properties fo:color="#6a9955" loext:opacity="100%"/>
    </style:style>
    <style:style style:name="T32" style:family="text">
      <style:text-properties officeooo:rsid="002a3edf"/>
    </style:style>
    <style:style style:name="T33" style:family="text">
      <style:text-properties officeooo:rsid="002af2a4"/>
    </style:style>
    <style:style style:name="T34" style:family="text">
      <style:text-properties officeooo:rsid="002cd495"/>
    </style:style>
    <style:style style:name="T35" style:family="text">
      <style:text-properties officeooo:rsid="002cf9b6"/>
    </style:style>
    <style:style style:name="T36" style:family="text">
      <style:text-properties officeooo:rsid="002dcbfd"/>
    </style:style>
    <style:style style:name="T37" style:family="text">
      <style:text-properties officeooo:rsid="002dec63"/>
    </style:style>
    <style:style style:name="T38" style:family="text">
      <style:text-properties officeooo:rsid="002f146c"/>
    </style:style>
    <style:style style:name="T39" style:family="text">
      <style:text-properties officeooo:rsid="0030d098"/>
    </style:style>
    <style:style style:name="T40" style:family="text">
      <style:text-properties officeooo:rsid="0034cd54"/>
    </style:style>
    <style:style style:name="T41" style:family="text">
      <style:text-properties officeooo:rsid="0036083b"/>
    </style:style>
    <style:style style:name="T42" style:family="text">
      <style:text-properties officeooo:rsid="00382711"/>
    </style:style>
    <style:style style:name="T43" style:family="text">
      <style:text-properties officeooo:rsid="00389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view Preparation</text:p>
      <text:p text:style-name="P3"/>
      <text:p text:style-name="P5"><text:span text:style-name="T17">1. </text:span><text:span text:style-name="T34">Interview 1</text:span></text:p>
      <text:p text:style-name="P1"/>
      <text:p text:style-name="P1">Question <text:span text:style-name="T16">1.</text:span>1: <text:s/>what will be the output of the following code ?</text:p>
      <text:p text:style-name="P1"><text:tab/><text:span text:style-name="T13"><text:tab/></text:span></text:p>
      <text:p text:style-name="P23">const a = { val1: 1, val2: 2 }</text:p>
      <text:p text:style-name="P24">b = a</text:p>
      <text:p text:style-name="P24">delete b['val1']</text:p>
      <text:p text:style-name="P28"/>
      <text:p text:style-name="P24">console.log(a)</text:p>
      <text:p text:style-name="P24">console.log(b)</text:p>
      <text:p text:style-name="P25"/>
      <text:p text:style-name="P50"/>
      <text:p text:style-name="P50"/>
      <text:p text:style-name="P2">Question <text:span text:style-name="T16">1.</text:span><text:span text:style-name="T8">2</text:span>: <text:span text:style-name="T8">What will be the output of the following code ?</text:span></text:p>
      <text:p text:style-name="P4"/>
      <text:p text:style-name="P20"><text:span text:style-name="T1">const</text:span> <text:span text:style-name="T7">abc</text:span> <text:span text:style-name="T3">=</text:span> <text:span text:style-name="T1">async</text:span> () <text:span text:style-name="T1">=&gt;</text:span> {</text:p>
      <text:p text:style-name="P22"><text:span text:style-name="T7">setTimeout</text:span>(() <text:span text:style-name="T1">=&gt;</text:span> {</text:p>
      <text:p text:style-name="P22"><text:span text:style-name="T9">for</text:span> (<text:span text:style-name="T1">let</text:span> <text:span text:style-name="T4">i</text:span> <text:span text:style-name="T3">=</text:span> <text:span text:style-name="T5">0</text:span>; <text:span text:style-name="T4">i</text:span> <text:span text:style-name="T3">&lt;</text:span> <text:span text:style-name="T5">4</text:span>; <text:span text:style-name="T4">i</text:span><text:span text:style-name="T3">++</text:span>) {</text:p>
      <text:p text:style-name="P22"><text:span text:style-name="T4">console</text:span>.<text:span text:style-name="T7">log</text:span>(<text:span text:style-name="T5">4</text:span>)</text:p>
      <text:p text:style-name="P22">}</text:p>
      <text:p text:style-name="P22">}, <text:span text:style-name="T5">1000</text:span>)</text:p>
      <text:p text:style-name="P22">}</text:p>
      <text:p text:style-name="P48"/>
      <text:p text:style-name="P22"><text:span text:style-name="T7">abc</text:span>()</text:p>
      <text:p text:style-name="P12"/>
      <text:p text:style-name="P51"/>
      <text:p text:style-name="P26"/>
      <text:p text:style-name="P30">Question <text:span text:style-name="T16">1.</text:span><text:span text:style-name="T10">3</text:span>: <text:span text:style-name="T8">What will be the output of the following code ? </text:span><text:span text:style-name="T11">What can you do for the output 0, 1, 2, 3 ?</text:span></text:p>
      <text:p text:style-name="P41"/>
      <text:p text:style-name="P19"><text:span text:style-name="T1">const</text:span> <text:span text:style-name="T7">abc</text:span> <text:span text:style-name="T3">=</text:span> <text:span text:style-name="T1">async</text:span> () <text:span text:style-name="T1">=&gt;</text:span> {</text:p>
      <text:p text:style-name="P21"><text:span text:style-name="T7">setTimeout</text:span>(() <text:span text:style-name="T1">=&gt;</text:span> {</text:p>
      <text:p text:style-name="P21"><text:span text:style-name="T9">for</text:span> (<text:span text:style-name="T1">let</text:span> <text:span text:style-name="T4">i</text:span> <text:span text:style-name="T3">=</text:span> <text:span text:style-name="T5">0</text:span>; <text:span text:style-name="T4">i</text:span> <text:span text:style-name="T3">&lt;</text:span> <text:span text:style-name="T5">4</text:span>; <text:span text:style-name="T4">i</text:span><text:span text:style-name="T3">++</text:span>) {</text:p>
      <text:p text:style-name="P21"><text:span text:style-name="T4">console</text:span>.<text:span text:style-name="T7">log</text:span>(<text:span text:style-name="T5">4</text:span>)</text:p>
      <text:p text:style-name="P21">}</text:p>
      <text:p text:style-name="P21">}, <text:span text:style-name="T5">1000</text:span>)</text:p>
      <text:p text:style-name="P21">}</text:p>
      <text:p text:style-name="P47"/>
      <text:p text:style-name="P21"><text:span text:style-name="T7">abc</text:span>()</text:p>
      <text:p text:style-name="P19"/>
      <text:p text:style-name="P1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0">Question <text:span text:style-name="T16">1.</text:span><text:span text:style-name="T12">4</text:span>: <text:s/><text:span text:style-name="T12">Make changes in the below code to print ‘Hello World’</text:span> </text:p>
      <text:p text:style-name="P29"/>
      <text:p text:style-name="P18"><text:span text:style-name="T1">function</text:span> <text:span text:style-name="T7">test</text:span>() {</text:p>
      <text:p text:style-name="P18"><text:span text:style-name="T7">setTimeout</text:span>(() <text:span text:style-name="T1">=&gt;</text:span> {</text:p>
      <text:p text:style-name="P18"><text:span text:style-name="T4">console</text:span>.<text:span text:style-name="T7">log</text:span>(<text:span text:style-name="T6">'Hello'</text:span>)</text:p>
      <text:p text:style-name="P18">}, <text:span text:style-name="T5">1000</text:span>)</text:p>
      <text:p text:style-name="P18"><text:span text:style-name="T4">console</text:span>.<text:span text:style-name="T7">log</text:span>(<text:span text:style-name="T6">'World'</text:span>)</text:p>
      <text:p text:style-name="P18">}</text:p>
      <text:p text:style-name="P46"/>
      <text:p text:style-name="P18"><text:span text:style-name="T7">test</text:span>()</text:p>
      <text:p text:style-name="P9"/>
      <text:p text:style-name="P9"/>
      <text:p text:style-name="P9"/>
      <text:p text:style-name="P30">Question <text:span text:style-name="T16">1.</text:span><text:span text:style-name="T14">5</text:span>: <text:s/><text:span text:style-name="T14">What is the HTTP status code for unauthorized access ?</text:span></text:p>
      <text:p text:style-name="P31"/>
      <text:p text:style-name="P32">Question <text:span text:style-name="T16">1.</text:span>6 : How you can handle error without try catch block ?</text:p>
      <text:p text:style-name="P31"/>
      <text:p text:style-name="P32">Question <text:span text:style-name="T16">1.</text:span>7 : What are the difficulties in Socket io ?</text:p>
      <text:p text:style-name="P31"/>
      <text:p text:style-name="P32">Question <text:span text:style-name="T16">1.</text:span>8 : How you can deal with large files in node js ? </text:p>
      <text:p text:style-name="P31"/>
      <text:p text:style-name="P32">Question <text:span text:style-name="T16">1.</text:span>9 : What is the difference between PUT vs PATCH ?</text:p>
      <text:p text:style-name="P31"/>
      <text:p text:style-name="P32">Question <text:span text:style-name="T16">1.</text:span>10 : Node js is a single threaded. How we can handle multiple request <text:s/>at the same time ? How to make Node js Multi threaded ? </text:p>
      <text:p text:style-name="P31"/>
      <text:p text:style-name="P32">Question <text:span text:style-name="T16">1.</text:span>11 : Difference between fork &amp; spawn ? </text:p>
      <text:p text:style-name="P31"/>
      <text:p text:style-name="P34">Question <text:span text:style-name="T16">1.</text:span>12 : Why next() is used in middleware ? Explain in details about <text:s text:c="18"/>middlware ?</text:p>
      <text:p text:style-name="P33"/>
      <text:p text:style-name="P34">Question <text:span text:style-name="T16">1.</text:span>13 : <text:s/><text:span text:style-name="T15">How to write test case for database insertion query </text:span><text:span text:style-name="T19">in node js <text:s text:c="16"/><text:tab/> <text:s text:c="16"/>using </text:span><text:span text:style-name="T20">M</text:span><text:span text:style-name="T19">ocha and </text:span><text:span text:style-name="T20">C</text:span><text:span text:style-name="T19">hai </text:span><text:span text:style-name="T15">?</text:span></text:p>
      <text:p text:style-name="P34"/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6"><text:span text:style-name="T17">2. </text:span><text:span text:style-name="T35">Interview 2</text:span></text:p>
      <text:p text:style-name="P6"/>
      <text:p text:style-name="P35">Question <text:span text:style-name="T17">2</text:span><text:span text:style-name="T16">.</text:span>1 : <text:s/><text:span text:style-name="T17">What is Debouncing &amp; Throatling ?</text:span></text:p>
      <text:p text:style-name="P35"/>
      <text:p text:style-name="P35">Question <text:span text:style-name="T17">2</text:span><text:span text:style-name="T16">.</text:span><text:span text:style-name="T17">2</text:span> : <text:s/><text:span text:style-name="T17">What is event Bubbling ?</text:span></text:p>
      <text:p text:style-name="P35"/>
      <text:p text:style-name="P35">Question <text:span text:style-name="T17">2</text:span><text:span text:style-name="T16">.</text:span><text:span text:style-name="T17">3</text:span> : <text:span text:style-name="T17">What is callback ?</text:span></text:p>
      <text:p text:style-name="P35"/>
      <text:p text:style-name="P35">Question <text:span text:style-name="T17">2</text:span><text:span text:style-name="T16">.</text:span><text:span text:style-name="T17">4</text:span> : <text:s/><text:span text:style-name="T17">What is Prototyping in Js ? </text:span></text:p>
      <text:p text:style-name="P35"/>
      <text:p text:style-name="P35">Question <text:span text:style-name="T17">2</text:span><text:span text:style-name="T16">.</text:span><text:span text:style-name="T17">5</text:span> : <text:s/><text:span text:style-name="T17">Write a sample cronjob in node js ? What are the packages <text:s text:c="8"/><text:tab/><text:tab/> <text:s text:c="6"/>used for Cron job ?</text:span></text:p>
      <text:p text:style-name="P35"/>
      <text:p text:style-name="P35">Question <text:span text:style-name="T17">2</text:span><text:span text:style-name="T16">.</text:span><text:span text:style-name="T17">6</text:span> : <text:span text:style-name="T17">How to make Js applicaiton secure ?</text:span></text:p>
      <text:p text:style-name="P35"/>
      <text:p text:style-name="P36">Question <text:span text:style-name="T17">2</text:span><text:span text:style-name="T16">.</text:span><text:span text:style-name="T17">7</text:span> : <text:span text:style-name="T17">How to </text:span><text:span text:style-name="T18">optimize application ?</text:span></text:p>
      <text:p text:style-name="P36"/>
      <text:p text:style-name="P36">Question <text:span text:style-name="T17">2</text:span><text:span text:style-name="T16">.</text:span><text:span text:style-name="T18">8</text:span> : <text:s/><text:span text:style-name="T18">Event Loop in node js &amp; its Phases ? </text:span></text:p>
      <text:p text:style-name="P36"/>
      <text:p text:style-name="P36">Question <text:span text:style-name="T17">2</text:span><text:span text:style-name="T16">.</text:span><text:span text:style-name="T18">9</text:span> : <text:span text:style-name="T18">What are the hoooks and why is it useful in React ?</text:span></text:p>
      <text:p text:style-name="P36"/>
      <text:p text:style-name="P36">Question <text:span text:style-name="T17">2</text:span><text:span text:style-name="T16">.</text:span>1<text:span text:style-name="T18">0</text:span> : <text:s/><text:span text:style-name="T18">What is hoisting in js ?</text:span></text:p>
      <text:p text:style-name="P36"/>
      <text:p text:style-name="P36">Question <text:span text:style-name="T17">2</text:span><text:span text:style-name="T16">.</text:span>1<text:span text:style-name="T18">1</text:span> : <text:s/><text:span text:style-name="T18">What is Closure? Why it is introduced in js ? Give Example ? </text:span></text:p>
      <text:p text:style-name="P4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7"><text:span text:style-name="T21">3</text:span><text:span text:style-name="T17">. </text:span><text:span text:style-name="T36">Interview 3</text:span></text:p>
      <text:p text:style-name="P7"/>
      <text:p text:style-name="P37">Question <text:span text:style-name="T22">3</text:span><text:span text:style-name="T16">.</text:span>1 : <text:s/><text:span text:style-name="T21">Optimize Applicaiton at 3 levels. Database, Sever, Client ?</text:span></text:p>
      <text:p text:style-name="P37"/>
      <text:p text:style-name="P37">Question <text:span text:style-name="T22">3</text:span><text:span text:style-name="T16">.</text:span><text:span text:style-name="T17">2</text:span> : <text:s/><text:span text:style-name="T17">What is </text:span><text:span text:style-name="T22">hoisting in Js ? </text:span></text:p>
      <text:p text:style-name="P37"/>
      <text:p text:style-name="P37">Question <text:span text:style-name="T22">3</text:span><text:span text:style-name="T16">.</text:span><text:span text:style-name="T17">3</text:span> : <text:span text:style-name="T17">What is c</text:span><text:span text:style-name="T22">losure ? </text:span></text:p>
      <text:p text:style-name="P37"/>
      <text:p text:style-name="P37">Question <text:span text:style-name="T22">3</text:span><text:span text:style-name="T16">.</text:span><text:span text:style-name="T17">4</text:span> : <text:s/><text:span text:style-name="T22">How</text:span><text:span text:style-name="T17"> </text:span><text:span text:style-name="T22">to handle error without catch block ?</text:span></text:p>
      <text:p text:style-name="P37"/>
      <text:p text:style-name="P37">Question <text:span text:style-name="T22">3</text:span><text:span text:style-name="T16">.</text:span><text:span text:style-name="T17">5</text:span> : <text:s/><text:span text:style-name="T23">What is the difference between let, const and var keyword ? Tell <text:tab/><text:tab/> <text:s text:c="5"/>me about their scope ? In which keyword hoisting is possible ? </text:span></text:p>
      <text:p text:style-name="P37"/>
      <text:p text:style-name="P37">Question <text:span text:style-name="T22">3</text:span><text:span text:style-name="T16">.</text:span><text:span text:style-name="T17">6</text:span> : <text:span text:style-name="T23">What is the use of createReactElement(). Write a sample code <text:tab/><text:tab/> <text:s text:c="4"/>for it ? </text:span></text:p>
      <text:p text:style-name="P37"/>
      <text:p text:style-name="P37">Question <text:span text:style-name="T22">3</text:span><text:span text:style-name="T16">.</text:span><text:span text:style-name="T17">7</text:span> : <text:span text:style-name="T23">Lifecycle methods in React ? </text:span></text:p>
      <text:p text:style-name="P37"/>
      <text:p text:style-name="P37">Question <text:span text:style-name="T22">3</text:span><text:span text:style-name="T16">.</text:span><text:span text:style-name="T18">8</text:span> : <text:s/><text:span text:style-name="T23">How react converts JSX into HTML ? </text:span></text:p>
      <text:p text:style-name="P37"/>
      <text:p text:style-name="P37">Question <text:span text:style-name="T22">3</text:span><text:span text:style-name="T16">.</text:span><text:span text:style-name="T18">9</text:span> : <text:span text:style-name="T23">Difference between sessionStorage and localStorage ? </text:span></text:p>
      <text:p text:style-name="P37"/>
      <text:p text:style-name="P37">Question <text:span text:style-name="T22">3</text:span><text:span text:style-name="T16">.</text:span>1<text:span text:style-name="T18">0</text:span> : <text:s/><text:span text:style-name="T24">What is Middleware and its uses ? </text:span></text:p>
      <text:p text:style-name="P37"/>
      <text:p text:style-name="P37">Question <text:span text:style-name="T22">3</text:span><text:span text:style-name="T16">.</text:span>1<text:span text:style-name="T18">1</text:span> : <text:s/><text:span text:style-name="T25">What are authentication methods ? <text:line-break/><text:tab/><text:tab/> <text:s text:c="7"/>OAUTH , JWT, Basic Auth. Explain in detail ?</text:span></text:p>
      <text:p text:style-name="P37"/>
      <text:p text:style-name="P38">Question <text:span text:style-name="T22">3</text:span><text:span text:style-name="T16">.</text:span>1<text:span text:style-name="T25">2</text:span> : <text:s/><text:span text:style-name="T25">Design principles ? </text:span></text:p>
      <text:p text:style-name="P38"/>
      <text:p text:style-name="P38">Question <text:span text:style-name="T22">3</text:span><text:span text:style-name="T16">.</text:span>1<text:span text:style-name="T25">3</text:span> : <text:s/><text:span text:style-name="T25">What are the advantages of Lambda ? </text:span><text:span text:style-name="T17"><text:s/></text:span></text:p>
      <text:p text:style-name="P37"/>
      <text:p text:style-name="P42">Question <text:span text:style-name="T28">3.14</text:span> : <text:span text:style-name="T27">In the below code how you can update only phone number <text:s text:c="3"/><text:tab/> <text:s text:c="15"/>without impacting other state values ?</text:span></text:p>
      <text:p text:style-name="P16"/>
      <text:p text:style-name="P45"/>
      <text:p text:style-name="P15"><text:span text:style-name="T1">const</text:span> <text:span text:style-name="T7">YourComponent</text:span> <text:span text:style-name="T3">=</text:span> () <text:span text:style-name="T1">=&gt;</text:span> {</text:p>
      <text:p text:style-name="P15"><text:span text:style-name="T1">const</text:span> [<text:span text:style-name="T2">data</text:span>, <text:span text:style-name="T7">setData</text:span>] <text:span text:style-name="T3">=</text:span> <text:span text:style-name="T7">useState</text:span>({ <text:span text:style-name="T4">name:</text:span> <text:span text:style-name="T6">''</text:span>, <text:span text:style-name="T4">phone:</text:span> <text:span text:style-name="T6">''</text:span>, <text:span text:style-name="T4">email:</text:span> <text:span text:style-name="T6">''</text:span> });</text:p>
      <text:p text:style-name="P45"/>
      <text:p text:style-name="P15"><text:span text:style-name="T1">const</text:span> <text:span text:style-name="T7">onButtonClick</text:span> <text:span text:style-name="T3">=</text:span> (<text:span text:style-name="T4">phone</text:span>) <text:span text:style-name="T1">=&gt;</text:span> {</text:p>
      <text:p text:style-name="P49"><text:s text:c="5"/>// <text:span text:style-name="T27">Your Code here</text:span></text:p>
      <text:p text:style-name="P15">}));</text:p>
      <text:p text:style-name="P15">}</text:p>
      <text:p text:style-name="P45"/>
      <text:p text:style-name="P15"><text:span text:style-name="T9">return</text:span> (</text:p>
      <text:p text:style-name="P15"><text:span text:style-name="T26"><text:tab/>&lt;</text:span><text:span text:style-name="T1">button</text:span> <text:span text:style-name="T4">onClick</text:span><text:span text:style-name="T3">=</text:span><text:span text:style-name="T1">{</text:span><text:span text:style-name="T3">() </text:span><text:span text:style-name="T1">=&gt;</text:span><text:span text:style-name="T3"> </text:span><text:span text:style-name="T7">onButtonClick</text:span><text:span text:style-name="T3">(</text:span><text:span text:style-name="T6">'1234567890'</text:span><text:span text:style-name="T3">)</text:span><text:span text:style-name="T1">}</text:span><text:span text:style-name="T26">&gt;</text:span></text:p>
      <text:p text:style-name="P15"><text:span text:style-name="T26"><text:s text:c="14"/></text:span>Update Phone</text:p>
      <text:p text:style-name="P15"><text:span text:style-name="T26"><text:tab/>&lt;/</text:span><text:span text:style-name="T1">button</text:span><text:span text:style-name="T26">&gt;</text:span></text:p>
      <text:p text:style-name="P15"><text:s text:c="3"/>);</text:p>
      <text:p text:style-name="P15">}</text:p>
      <text:p text:style-name="P45"/>
      <text:p text:style-name="P15"><text:span text:style-name="T9">export</text:span> <text:span text:style-name="T9">default</text:span> <text:span text:style-name="T7">YourComponent</text:span>;</text:p>
      <text:p text:style-name="P43"><text:soft-page-break/>Question <text:span text:style-name="T22">3</text:span><text:span text:style-name="T16">.</text:span>1<text:span text:style-name="T29">5</text:span> : <text:s/><text:span text:style-name="T29">How to handle error without catch block ? </text:span></text:p>
      <text:p text:style-name="P43"/>
      <text:p text:style-name="P43">Question <text:span text:style-name="T22">3</text:span><text:span text:style-name="T16">.</text:span>1<text:span text:style-name="T29">6</text:span> : <text:s/><text:span text:style-name="T29">Fetch data from below API using promise ? What is promise in <text:s text:c="14"/><text:tab/> <text:s text:c="16"/>detail ? What is the use of resolve &amp; reject keyword ? </text:span></text:p>
      <text:p text:style-name="P43"><text:s/></text:p>
      <text:p text:style-name="P17"><text:a xlink:type="simple" xlink:href="https://jsonplaceholder.typicode.com/posts" text:style-name="Internet_20_link" text:visited-style-name="Visited_20_Internet_20_Link"><text:span text:style-name="T30">https</text:span></text:a><text:a xlink:type="simple" xlink:href="https://jsonplaceholder.typicode.com/posts" text:style-name="Internet_20_link" text:visited-style-name="Visited_20_Internet_20_Link">:</text:a><text:a xlink:type="simple" xlink:href="https://jsonplaceholder.typicode.com/posts" text:style-name="Internet_20_link" text:visited-style-name="Visited_20_Internet_20_Link"><text:span text:style-name="T31">//jsonplaceholder.typicode.com/posts</text:span></text:a></text:p>
      <text:p text:style-name="P43"/>
      <text:p text:style-name="P43"/>
      <text:p text:style-name="P43">Question <text:span text:style-name="T22">3</text:span><text:span text:style-name="T16">.</text:span>1<text:span text:style-name="T29">7</text:span> : <text:s/><text:span text:style-name="T29">Optimize applicaiton at 3 levels ?</text:span></text:p>
      <text:p text:style-name="P43"/>
      <text:p text:style-name="P43">Question <text:span text:style-name="T22">3</text:span><text:span text:style-name="T16">.</text:span>1<text:span text:style-name="T29">8</text:span> : <text:s/><text:span text:style-name="T29">What is the output of the below code ? </text:span></text:p>
      <text:p text:style-name="P43"/>
      <text:p text:style-name="P17"><text:span text:style-name="T1">const</text:span> <text:span text:style-name="T2">obj</text:span> <text:span text:style-name="T3">=</text:span> {<text:span text:style-name="T4">a :</text:span> <text:span text:style-name="T5">2</text:span>}</text:p>
      <text:p text:style-name="P13"><text:span text:style-name="T2">obj</text:span>.<text:span text:style-name="T4">a</text:span> <text:span text:style-name="T3">=</text:span> <text:span text:style-name="T5">33s side effects or behav</text:span></text:p>
      <text:p text:style-name="P13"><text:span text:style-name="T4">console</text:span>.<text:span text:style-name="T7">log</text:span>(<text:span text:style-name="T2">obj</text:span>)</text:p>
      <text:p text:style-name="P43"/>
      <text:p text:style-name="P43"/>
      <text:p text:style-name="P44">Question <text:span text:style-name="T22">3</text:span><text:span text:style-name="T16">.</text:span>1<text:span text:style-name="T32">9</text:span> : <text:s/><text:span text:style-name="T32">Design strategies follow in coding ? </text:span></text:p>
      <text:p text:style-name="P44"><text:tab/><text:tab/></text:p>
      <text:p text:style-name="P44">Question <text:span text:style-name="T22">3</text:span><text:span text:style-name="T16">.</text:span><text:span text:style-name="T32">20</text:span> : <text:s/><text:span text:style-name="T32">What are the microTask And macroTask ? </text:span></text:p>
      <text:p text:style-name="P44"/>
      <text:p text:style-name="P44">Question <text:span text:style-name="T22">3</text:span><text:span text:style-name="T16">.</text:span><text:span text:style-name="T32">21</text:span> : <text:s/><text:span text:style-name="T32">What is Arrow function ? Why it is introduced in ES6 ? </text:span></text:p>
      <text:p text:style-name="P44"/>
      <text:p text:style-name="P44">Question <text:span text:style-name="T22">3</text:span><text:span text:style-name="T16">.</text:span><text:span text:style-name="T32">22</text:span> : <text:s/><text:span text:style-name="T32">How to create Node Js Multithreaded ? </text:span></text:p>
      <text:p text:style-name="P44"/>
      <text:p text:style-name="P44">Question <text:span text:style-name="T22">3</text:span><text:span text:style-name="T16">.</text:span><text:span text:style-name="T32">23</text:span> : <text:s/><text:span text:style-name="T32">What is Debouncing &amp; Throatling in React ? </text:span></text:p>
      <text:p text:style-name="P44"/>
      <text:p text:style-name="P44">Question <text:span text:style-name="T22">3</text:span><text:span text:style-name="T16">.</text:span><text:span text:style-name="T32">24</text:span> : <text:s/><text:span text:style-name="T32">What is Global object in node js ? </text:span></text:p>
      <text:p text:style-name="P44"/>
      <text:p text:style-name="P44">Question <text:span text:style-name="T22">3</text:span><text:span text:style-name="T16">.</text:span><text:span text:style-name="T32">25</text:span> : <text:s/><text:span text:style-name="T32">What us prototype in Js ? </text:span></text:p>
      <text:p text:style-name="P44"/>
      <text:p text:style-name="P44">Question <text:span text:style-name="T22">3</text:span><text:span text:style-name="T16">.</text:span><text:span text:style-name="T32">26</text:span> : <text:s/><text:span text:style-name="T32">What is buffer in Js ? Explain in details ? 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9"><text:soft-page-break/></text:p>
      <text:p text:style-name="P8"><text:span text:style-name="T33">4</text:span><text:span text:style-name="T17">. </text:span><text:span text:style-name="T37">Interview 4</text:span></text:p>
      <text:p text:style-name="P8"/>
      <text:p text:style-name="P39">Question <text:span text:style-name="T33">4</text:span><text:span text:style-name="T16">.</text:span>1 : <text:s/><text:span text:style-name="T38">What is event loop ? </text:span></text:p>
      <text:p text:style-name="P39"/>
      <text:p text:style-name="P54">Question <text:span text:style-name="T33">4</text:span><text:span text:style-name="T16">.</text:span><text:span text:style-name="T38">2</text:span> : <text:s/><text:span text:style-name="T38">Explain Microservice Architecture ? </text:span></text:p>
      <text:p text:style-name="P54"/>
      <text:p text:style-name="P55">Question <text:span text:style-name="T33">4</text:span><text:span text:style-name="T16">.</text:span><text:span text:style-name="T39">3</text:span> : <text:s/><text:span text:style-name="T39">How Microservices Communicate with each other ? <text:line-break/><text:tab/><text:tab/> <text:s text:c="5"/>Explain Acrive MQ</text:span></text:p>
      <text:p text:style-name="P55"/>
      <text:p text:style-name="P55">Question <text:span text:style-name="T33">4</text:span><text:span text:style-name="T16">.</text:span><text:span text:style-name="T39">4</text:span> : <text:s/><text:span text:style-name="T39">SQL =&gt; Join, ACID, Primary &amp; Unique Key Difference. </text:span></text:p>
      <text:p text:style-name="P55"><text:s text:c="3"/><text:tab/><text:tab/><text:tab/><text:tab/><text:span text:style-name="T39">SQL Optimization technique. </text:span></text:p>
      <text:p text:style-name="P55"><text:tab/><text:tab/><text:tab/><text:tab/><text:span text:style-name="T39">What is difference between storage engine <text:line-break/><text:tab/><text:tab/><text:tab/><text:tab/>MyASSAM &amp; Maria DB</text:span></text:p>
      <text:p text:style-name="P55"/>
      <text:p text:style-name="P55">Question <text:span text:style-name="T33">4</text:span><text:span text:style-name="T16">.</text:span><text:span text:style-name="T39">5</text:span> : <text:span text:style-name="T39">Date Types </text:span></text:p>
      <text:p text:style-name="P55"/>
      <text:p text:style-name="P55">Question <text:span text:style-name="T33">4</text:span><text:span text:style-name="T16">.</text:span><text:span text:style-name="T39">6</text:span> : <text:s/><text:span text:style-name="T39">Create Server in express Js and create one POST request route <text:s text:c="5"/><text:tab/><text:tab/> for it to accept data and send it to frontend using status code 200. </text:span></text:p>
      <text:p text:style-name="P55"/>
      <text:p text:style-name="P55">Question <text:span text:style-name="T33">4</text:span><text:span text:style-name="T16">.</text:span><text:span text:style-name="T39">7</text:span> : <text:s/><text:span text:style-name="T39">Explain node js Asynchronous behaviour ? </text:span></text:p>
      <text:p text:style-name="P55"/>
      <text:p text:style-name="P62">Second Round : </text:p>
      <text:p text:style-name="P58"/>
      <text:p text:style-name="P55">Question <text:span text:style-name="T39">4.8 : <text:s/>What are SOLID principles ?</text:span></text:p>
      <text:p text:style-name="P55"/>
      <text:p text:style-name="P55">Question <text:span text:style-name="T33">4</text:span><text:span text:style-name="T16">.</text:span><text:span text:style-name="T39">9</text:span> : <text:s/><text:span text:style-name="T39">What is Rollback in database ? </text:span></text:p>
      <text:p text:style-name="P55"/>
      <text:p text:style-name="P55">Question <text:span text:style-name="T33">4</text:span><text:span text:style-name="T16">.</text:span>1<text:span text:style-name="T39">0</text:span> : <text:s/><text:span text:style-name="T39">How to make Application secure at 3 levels ? </text:span></text:p>
      <text:p text:style-name="P55"/>
      <text:p text:style-name="P55">Question <text:span text:style-name="T33">4</text:span><text:span text:style-name="T16">.</text:span>1<text:span text:style-name="T39">1</text:span> : <text:s/><text:span text:style-name="T40">Design Pattern : Ex. MVC, Singleton</text:span></text:p>
      <text:p text:style-name="P55"/>
      <text:p text:style-name="P56">Question <text:span text:style-name="T33">4</text:span><text:span text:style-name="T16">.</text:span>1 : <text:s/><text:span text:style-name="T40">What is foreign key ? </text:span><text:span text:style-name="T41">What is CASCADE ? </text:span></text:p>
      <text:p text:style-name="P55"/>
      <text:p text:style-name="P55"/>
      <text:p text:style-name="P5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63"><text:span text:style-name="T42">5</text:span><text:span text:style-name="T17">. </text:span><text:span text:style-name="T37">Interview </text:span><text:span text:style-name="T42">5</text:span></text:p>
      <text:p text:style-name="P63"/>
      <text:p text:style-name="P57">Question <text:span text:style-name="T42">5</text:span><text:span text:style-name="T16">.</text:span>1 : <text:s/><text:span text:style-name="T38">What is event loop ? </text:span></text:p>
      <text:p text:style-name="P57"/>
      <text:p text:style-name="P60">Question <text:span text:style-name="T42">5</text:span><text:span text:style-name="T16">.</text:span><text:span text:style-name="T38">2</text:span> : <text:s/><text:span text:style-name="T38">Explain Microservice Architecture ?</text:span></text:p>
      <text:p text:style-name="P60"/>
      <text:p text:style-name="P60">Question <text:span text:style-name="T42">5</text:span><text:span text:style-name="T16">.</text:span><text:span text:style-name="T42">3</text:span> : <text:s/><text:span text:style-name="T42">What is Pure &amp; Impure function ? </text:span></text:p>
      <text:p text:style-name="P60"/>
      <text:p text:style-name="P60">Question <text:span text:style-name="T42">5</text:span><text:span text:style-name="T16">.</text:span><text:span text:style-name="T42">4</text:span> : <text:s/><text:span text:style-name="T42">What is first order function &amp; higher order function ? </text:span></text:p>
      <text:p text:style-name="P60"/>
      <text:p text:style-name="P60">Question <text:span text:style-name="T42">5</text:span><text:span text:style-name="T16">.</text:span><text:span text:style-name="T42">5</text:span> : <text:s/><text:span text:style-name="T43">Delete age from the below object</text:span></text:p>
      <text:p text:style-name="P60"/>
      <text:p text:style-name="P13"><text:span text:style-name="T1">const</text:span> <text:span text:style-name="T2">test</text:span> <text:span text:style-name="T3">=</text:span> {</text:p>
      <text:p text:style-name="P13"><text:span text:style-name="T4">name:</text:span> <text:span text:style-name="T6">'Ashok'</text:span>,</text:p>
      <text:p text:style-name="P13"><text:span text:style-name="T4">age :</text:span> <text:span text:style-name="T5">35</text:span></text:p>
      <text:p text:style-name="P13">}</text:p>
      <text:p text:style-name="P13"/>
      <text:p text:style-name="P61">Question <text:span text:style-name="T42">5</text:span><text:span text:style-name="T16">.</text:span><text:span text:style-name="T43">6</text:span> : <text:s/><text:span text:style-name="T43">What will be the output of the following code ? </text:span></text:p>
      <text:p text:style-name="P61"/>
      <text:p text:style-name="P69"><text:span text:style-name="T4">console</text:span>.<text:span text:style-name="T7">log</text:span>(<text:span text:style-name="T7">eval</text:span>(<text:span text:style-name="T6">'1 + 2'</text:span>))</text:p>
      <text:p text:style-name="P61"/>
      <text:p text:style-name="P61">Question <text:span text:style-name="T42">5</text:span><text:span text:style-name="T16">.</text:span><text:span text:style-name="T43">7</text:span> : <text:s/><text:span text:style-name="T43">What will be the output of the following code ? </text:span></text:p>
      <text:p text:style-name="P9"/>
      <text:p text:style-name="P70"><text:span text:style-name="T4">console</text:span>.<text:span text:style-name="T7">log</text:span>(<text:span text:style-name="T7">isFinite</text:span>(<text:span text:style-name="T5">100</text:span>))</text:p>
      <text:p text:style-name="P67"/>
      <text:p text:style-name="P67"/>
      <text:p text:style-name="P61">Question <text:span text:style-name="T42">5</text:span><text:span text:style-name="T16">.</text:span><text:span text:style-name="T43">8</text:span> : <text:s/><text:span text:style-name="T43">What will be the output of the following code ? </text:span></text:p>
      <text:p text:style-name="P65"/>
      <text:p text:style-name="P69"><text:span text:style-name="T4">console</text:span>.<text:span text:style-name="T7">log</text:span>(<text:span text:style-name="T7">isNaN</text:span>(<text:span text:style-name="T6">'100'</text:span>))</text:p>
      <text:p text:style-name="P66"/>
      <text:p text:style-name="P66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el" svg:font-family="ariel"/>
    <style:font-face style:name="cascadia code" svg:font-family="'cascadia code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6:35:55.986317453</meta:creation-date>
    <dc:date>2024-02-15T19:36:53.117978267</dc:date>
    <meta:editing-duration>PT2H12M39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7" meta:paragraph-count="134" meta:word-count="1042" meta:character-count="5713" meta:non-whitespace-character-count="4495"/>
  </office:meta>
</office:document-meta>
</file>